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paragraph-properties fo:text-align="justify" style:justify-single-word="fals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DADES MAS HABITUALES DE CAJA</text:span></text:p>
      <text:p text:style-name="P2"/>
      <text:p text:style-name="P3"><text:span text:style-name="T2">-INSCRIPCIONES DE NUEVOS SOCIOS</text:span></text:p>
      <text:p text:style-name="P3"><text:span text:style-name="T2">-PAGO DE CUOTAS DEL AÑO EN CURSO CON RECIBO (TOTAL O PARCIAL)</text:span></text:p>
      <text:p text:style-name="P3"><text:span text:style-name="T2">-PAGO DE CUOTAS DE AÑOS ATRASADOS CON RECIBO</text:span></text:p>
      <text:p text:style-name="P3"><text:span text:style-name="T2">-PAGO DE ACTIVIDADES SOCIOS Y NO SOCIOS </text:span><text:span text:style-name="T3">(EXCURSIONES)</text:span></text:p>
      <text:p text:style-name="P3"><text:span text:style-name="T3">-</text:span><text:span text:style-name="T2">DEVOLUCIONES IMPORTES EXCURSIONES (ANULACIONES)</text:span></text:p>
      <text:p text:style-name="P3"><text:span text:style-name="T2">-APUNTARSE A ACTIVIDADES (BAILE, MEMORIA…)</text:span></text:p>
      <text:p text:style-name="P3"><text:span text:style-name="T2">-INSCRIPCIONES CARRERA CORAZON SOCIOS CON RECIBO</text:span></text:p>
      <text:p text:style-name="P3"><text:span text:style-name="T2">-INSCRIPCIONES CARRERA CORAZON NO SOCIOS CON RECIBO.</text:span></text:p>
      <text:p text:style-name="P3"><text:span text:style-name="T2">-COMPRA VARIOS (AMBIENTADOR, GRAPAS, PAPEL, ETC)</text:span></text:p>
      <text:p text:style-name="P3"><text:span text:style-name="T2">-PAGO COMIDA NAVIDAD CON RECIBO</text:span></text:p>
      <text:p text:style-name="P3"><text:span text:style-name="T2">-CONTROL DE RETIRADA DE PUBLICIDAD (CAMISETAS, PINES, ETC)</text:span></text:p>
      <text:p text:style-name="P3"><text:span text:style-name="T2">-RETIRADAS DE EFECTIVO DE CAJA (POR TESORERO)</text:span></text:p>
      <text:p text:style-name="P3"><text:span text:style-name="T2">-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cm" fo:margin-right="1.74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UAN CARLOS MACERO</meta:initial-creator>
    <dc:creator>JUAN CARLOS MACERO</dc:creator>
    <meta:editing-cycles>2</meta:editing-cycles>
    <meta:creation-date>2023-01-24T18:19:00</meta:creation-date>
    <dc:date>2023-01-24T18:32:00</dc:date>
    <meta:editing-duration>PT13M</meta:editing-duration>
    <meta:generator>LibreOffice/7.4.3.2$Windows_X86_64 LibreOffice_project/1048a8393ae2eeec98dff31b5c133c5f1d08b890</meta:generator>
    <meta:document-statistic meta:table-count="0" meta:image-count="0" meta:object-count="0" meta:page-count="1" meta:paragraph-count="14" meta:word-count="86" meta:character-count="596" meta:non-whitespace-character-count="524"/>
    <meta:user-defined meta:name="AppVersion">16.0000</meta:user-defined>
    <meta:template xlink:type="simple" xlink:actuate="onRequest" xlink:title="Normal.dotm" xlink:href=""/>
  </office:meta>
</office:document-meta>
</file>